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7f194" officeooo:paragraph-rsid="0017f194"/>
    </style:style>
    <style:style style:name="P2" style:family="paragraph" style:parent-style-name="Standard" style:list-style-name="L3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7f194" officeooo:paragraph-rsid="0017f194"/>
    </style:style>
    <style:style style:name="P3" style:family="paragraph" style:parent-style-name="Standard" style:list-style-name="L6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7f194" officeooo:paragraph-rsid="0017f194"/>
    </style:style>
    <style:style style:name="P4" style:family="paragraph" style:parent-style-name="Standard" style:list-style-name="L3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rsid="001888dc" officeooo:paragraph-rsid="001888dc"/>
    </style:style>
    <style:style style:name="P5" style:family="paragraph" style:parent-style-name="Standard" style:list-style-name="L3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17f194" officeooo:paragraph-rsid="0017f194" style:font-weight-asian="bold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888dc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7f194" officeooo:paragraph-rsid="0017f194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officeooo:rsid="001888dc" officeooo:paragraph-rsid="001888dc"/>
    </style:style>
    <style:style style:name="P10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222222" style:font-name="Arial" fo:font-size="12pt" fo:letter-spacing="normal" fo:font-style="normal" fo:font-weight="normal" officeooo:rsid="0017f194" officeooo:paragraph-rsid="0017f194"/>
    </style:style>
    <style:style style:name="P11" style:family="paragraph" style:parent-style-name="Text_20_body" style:list-style-name="L5">
      <style:paragraph-properties fo:margin-top="0in" fo:margin-bottom="0in" loext:contextual-spacing="false" fo:orphans="2" fo:widows="2"/>
      <style:text-properties fo:font-variant="normal" fo:text-transform="none" fo:color="#222222" style:font-name="Arial" fo:font-size="12pt" fo:letter-spacing="normal" fo:font-style="normal" fo:font-weight="normal" officeooo:rsid="0017f194" officeooo:paragraph-rsid="0017f194"/>
    </style:style>
    <style:style style:name="T1" style:family="text">
      <style:text-properties officeooo:rsid="001888dc"/>
    </style:style>
    <style:style style:name="T2" style:family="text">
      <style:text-properties fo:font-weight="bold" officeooo:rsid="0017f194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ar Sir,</text:p>
      <text:p text:style-name="P8"/>
      <text:p text:style-name="P8">In the reference to I am writing about the completion of the application what you <text:span text:style-name="T1">had</text:span> assigned to me 2 days ago.</text:p>
      <text:p text:style-name="P8"/>
      <text:p text:style-name="P8">I have written all the reference that you had required along with this email and I have attached code along with this email as well. </text:p>
      <text:p text:style-name="P8"/>
      <text:p text:style-name="P8">For you <text:span text:style-name="T1">conveniences</text:span> I have uploaded to my live server so you can check <text:span text:style-name="T1">easily</text:span> as soon as possible <text:span text:style-name="T1">and I have tested by my self as well. So far try to reach what is required in the given time.</text:span></text:p>
      <text:p text:style-name="P8"/>
      <text:p text:style-name="P8">In the case if you find any <text:span text:style-name="T1">inconveniences</text:span> that please call me directly or send me email.</text:p>
      <text:p text:style-name="P8"/>
      <text:p text:style-name="P7">Please find the following app brief </text:p>
      <text:p text:style-name="P7"><text:span text:style-name="T2">Admin panel </text:span></text:p>
      <text:p text:style-name="P7"><text:span text:style-name="T2"/></text:p>
      <text:list xml:id="list616958015473541370" text:style-name="L6">
        <text:list-item>
          <text:p text:style-name="P3"><text:a xlink:type="simple" xlink:href="http://sindhbad.com/dowgroup/" text:style-name="Internet_20_link" text:visited-style-name="Visited_20_Internet_20_Link">http://sindhbad.com/dowgroup/</text:a></text:p>
        </text:list-item>
        <text:list-item>
          <text:p text:style-name="P3"><text:span text:style-name="T1">User name</text:span>: <text:a xlink:type="simple" xlink:href="mailto:admin@dowgroup.com" text:style-name="Internet_20_link" text:visited-style-name="Visited_20_Internet_20_Link">admin@dowgroup.com</text:a></text:p>
        </text:list-item>
        <text:list-item>
          <text:p text:style-name="P3">Password: dowgroup</text:p>
        </text:list-item>
      </text:list>
      <text:list xml:id="list560603047166906814" text:style-name="L3">
        <text:list-item>
          <text:p text:style-name="P2">Create users in the index page </text:p>
        </text:list-item>
        <text:list-item>
          <text:p text:style-name="P4">Add user <text:a xlink:type="simple" xlink:href="http://sindhbad.com/dowgroup/administrator/users.php" text:style-name="Internet_20_link" text:visited-style-name="Visited_20_Internet_20_Link">http://sindhbad.com/dowgroup/administrator</text:a></text:p>
        </text:list-item>
        <text:list-item>
          <text:p text:style-name="P4">Show Uers <text:a xlink:type="simple" xlink:href="http://sindhbad.com/dowgroup/administrator/users.php" text:style-name="Internet_20_link" text:visited-style-name="Visited_20_Internet_20_Link">http://sindhbad.com/dowgroup/administrator/users.php</text:a></text:p>
        </text:list-item>
        <text:list-item>
          <text:p text:style-name="P4">While adding user user will get notification by email.</text:p>
        </text:list-item>
        <text:list-item>
          <text:p text:style-name="P4">Get messages Show Uers http://sindhbad.com/dowgroup/administrator/messages.php</text:p>
        </text:list-item>
        <text:list-item>
          <text:p text:style-name="P2">Upload the file on to the right side to the index page with onchange statement.</text:p>
        </text:list-item>
        <text:list-item>
          <text:p text:style-name="P2">Upload the files pdf, video, psd, <text:s/>JPG, word, jpg, png, bmp <text:s/>etc…</text:p>
        </text:list-item>
      </text:list>
      <text:p text:style-name="P1"/>
      <text:p text:style-name="P1"/>
      <text:p text:style-name="P1"/>
      <text:list xml:id="list161250462543335" text:continue-numbering="true" text:style-name="L3">
        <text:list-item>
          <text:p text:style-name="P5">Agent/User Panel </text:p>
        </text:list-item>
      </text:list>
      <text:p text:style-name="P1"/>
      <text:list xml:id="list1022001441398323272" text:style-name="L5">
        <text:list-item>
          <text:p text:style-name="P11">User panel <text:a xlink:type="simple" xlink:href="http://sindhbad.com/dowgroup/" text:style-name="Internet_20_link" text:visited-style-name="Visited_20_Internet_20_Link">http://sindhbad.com/dowgroup/</text:a> login as agent by click radio button.</text:p>
        </text:list-item>
        <text:list-item>
          <text:p text:style-name="P11">Change password <text:a xlink:type="simple" xlink:href="http://sindhbad.com/dowgroup/agent/change-password.php" text:style-name="Internet_20_link" text:visited-style-name="Visited_20_Internet_20_Link">http://sindhbad.com/dowgroup/agent/change-password.php</text:a></text:p>
        </text:list-item>
        <text:list-item>
          <text:p text:style-name="P11">On the right side of menu you will find <text:span text:style-name="T1">assignments</text:span> list will show all assign documents by admin<text:span text:style-name="T1">istrator</text:span>.</text:p>
        </text:list-item>
        <text:list-item>
          <text:p text:style-name="P11">Message menu you agent can send the message to administrator and admin<text:span text:style-name="T1">istrator</text:span> can see like wish on to the message rout.</text:p>
        </text:list-item>
      </text:list>
      <text:p text:style-name="P10"/>
      <text:p text:style-name="P6"/>
      <text:p text:style-name="P9">Kindly Regards </text:p>
      <text:p text:style-name="P9">Bharat <text:s/>Sh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50:36.924672127</meta:creation-date>
    <dc:date>2019-02-15T16:12:50.311356370</dc:date>
    <meta:editing-duration>PT1M25S</meta:editing-duration>
    <meta:editing-cycles>1</meta:editing-cycles>
    <meta:document-statistic meta:table-count="0" meta:image-count="0" meta:object-count="0" meta:page-count="1" meta:paragraph-count="24" meta:word-count="246" meta:character-count="1511" meta:non-whitespace-character-count="1295"/>
    <meta:generator>LibreOffice/5.1.6.2$Linux_X86_64 LibreOffice_project/10m0$Build-2</meta:generator>
  </office:meta>
</office:document-meta>
</file>